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fo:padding="0.049cm" fo:border="0.06pt solid #d9d9e3"/>
    </style:style>
    <style:style style:name="P3" style:family="paragraph" style:parent-style-name="Text_20_body" style:list-style-name="L1">
      <style:paragraph-properties fo:margin-top="0cm" fo:margin-bottom="0cm" style:contextual-spacing="false" fo:text-align="justify" style:justify-single-word="false" fo:padding="0.049cm" fo:border="0.06pt solid #d9d9e3"/>
    </style:style>
    <style:style style:name="P4" style:family="paragraph" style:parent-style-name="Text_20_body" style:list-style-name="L1">
      <style:paragraph-properties fo:text-align="justify" style:justify-single-word="false" fo:padding="0.049cm" fo:border="0.06pt solid #d9d9e3"/>
    </style:style>
    <style:style style:name="P5" style:family="paragraph" style:parent-style-name="Text_20_body" style:list-style-name="L2">
      <style:paragraph-properties fo:margin-top="0cm" fo:margin-bottom="0cm" style:contextual-spacing="false" fo:text-align="justify" style:justify-single-word="false" fo:padding="0.049cm" fo:border="0.06pt solid #d9d9e3"/>
    </style:style>
    <style:style style:name="P6" style:family="paragraph" style:parent-style-name="Text_20_body" style:list-style-name="L2">
      <style:paragraph-properties fo:text-align="justify" style:justify-single-word="false" fo:padding="0.049cm" fo:border="0.06pt solid #d9d9e3"/>
    </style:style>
    <style:style style:name="P7" style:family="paragraph" style:parent-style-name="Text_20_body" style:list-style-name="L3">
      <style:paragraph-properties fo:margin-top="0cm" fo:margin-bottom="0cm" style:contextual-spacing="false" fo:text-align="justify" style:justify-single-word="false" fo:padding="0.049cm" fo:border="0.06pt solid #d9d9e3"/>
    </style:style>
    <style:style style:name="P8" style:family="paragraph" style:parent-style-name="Text_20_body" style:list-style-name="L3">
      <style:paragraph-properties fo:text-align="justify" style:justify-single-word="false" fo:padding="0.049cm" fo:border="0.06pt solid #d9d9e3"/>
    </style:style>
    <style:style style:name="P9" style:family="paragraph" style:parent-style-name="Text_20_body" style:list-style-name="L4">
      <style:paragraph-properties fo:margin-top="0cm" fo:margin-bottom="0cm" style:contextual-spacing="false" fo:text-align="justify" style:justify-single-word="false" fo:padding="0.049cm" fo:border="0.06pt solid #d9d9e3"/>
    </style:style>
    <style:style style:name="P10" style:family="paragraph" style:parent-style-name="Text_20_body" style:list-style-name="L4">
      <style:paragraph-properties fo:text-align="justify" style:justify-single-word="false" fo:padding="0.049cm" fo:border="0.06pt solid #d9d9e3"/>
    </style:style>
    <style:style style:name="T1" style:family="text">
      <style:text-properties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Relatório para o Componente de Navegação (Navbar) em React</text:span></text:span></text:p>
      <text:p text:style-name="P2"><text:span text:style-name="Strong_20_Emphasis"><text:span text:style-name="T1">Introdução:</text:span></text:span> O código fornecido é um componente React chamado "Navbar", que é responsável por renderizar a barra de navegação de um site. A barra de navegação contém links para diferentes páginas do site, como "Home", "Entrar", "Cadastrar", "Novo post", "Dashboard", "Sobre" e "Sair". O comportamento da barra de navegação depende do estado de autenticação do usuário.</text:p>
      <text:p text:style-name="P2"><text:span text:style-name="Strong_20_Emphasis"><text:span text:style-name="T1">Métodos:</text:span></text:span> O código não contém funções específicas, mas faz uso de alguns conceitos e funcionalidades do React. Ele usa o componente <text:span text:style-name="Source_20_Text"><text:span text:style-name="T1">NavLink</text:span></text:span> da biblioteca <text:span text:style-name="Source_20_Text"><text:span text:style-name="T1">react-router-dom</text:span></text:span> para criar links de navegação que mantêm o histórico de navegação do usuário e aplicam estilos com base na rota atual. O código também utiliza os hooks <text:span text:style-name="Source_20_Text"><text:span text:style-name="T1">useAuthentication</text:span></text:span> e <text:span text:style-name="Source_20_Text"><text:span text:style-name="T1">useAuthValue</text:span></text:span> para obter informações sobre a autenticação do usuário e a função <text:span text:style-name="Source_20_Text"><text:span text:style-name="T1">logout</text:span></text:span> para permitir que o usuário saia.</text:p>
      <text:p text:style-name="P2"><text:span text:style-name="Strong_20_Emphasis"><text:span text:style-name="T1">Resultados:</text:span></text:span> O resultado deste código é a renderização de uma barra de navegação estilizada que inclui links para várias páginas do site. Os resultados podem variar com base no estado de autenticação do usuário. Os principais elementos são:</text:p>
      <text:list text:style-name="L1">
        <text:list-item>
          <text:p text:style-name="P3">Um link com a classe <text:span text:style-name="Source_20_Text"><text:span text:style-name="T1">.brand</text:span></text:span> que leva à página inicial do site ("Mini Blog").</text:p>
        </text:list-item>
        <text:list-item>
          <text:p text:style-name="P3">Uma lista não ordenada (<text:span text:style-name="Source_20_Text"><text:span text:style-name="T1">&lt;ul&gt;</text:span></text:span>) contendo links (<text:span text:style-name="Source_20_Text"><text:span text:style-name="T1">&lt;li&gt;</text:span></text:span>) para diferentes páginas.</text:p>
        </text:list-item>
        <text:list-item>
          <text:p text:style-name="P3">Os links são criados com <text:span text:style-name="Source_20_Text"><text:span text:style-name="T1">NavLink</text:span></text:span> e podem receber a classe <text:span text:style-name="Source_20_Text"><text:span text:style-name="T1">styles.active</text:span></text:span> quando a rota correspondente estiver ativa.</text:p>
        </text:list-item>
        <text:list-item>
          <text:p text:style-name="P3">Dependendo se o usuário está autenticado ou não, os links "Entrar" e "Cadastrar" ou os links "Novo post", "Dashboard" e "Sair" serão exibidos.</text:p>
        </text:list-item>
        <text:list-item>
          <text:p text:style-name="P4">O botão "Sair" é exibido quando o usuário está autenticado e permite que o usuário faça logout.</text:p>
        </text:list-item>
      </text:list>
      <text:p text:style-name="P2"><text:span text:style-name="Strong_20_Emphasis"><text:span text:style-name="T1">Conclusão:</text:span></text:span> Este código cria um componente de barra de navegação em React que é fundamental para a navegação do site. Ele é responsável por exibir links para diferentes páginas, gerenciar a autenticação do usuário e estilizar a barra de navegação de acordo com as rotas ativas. A lógica condicional com base no estado de autenticação torna a barra de navegação dinâmica e adaptável às necessidades do usuário.</text:p>
      <text:p text:style-name="P2"><text:span text:style-name="Strong_20_Emphasis"><text:span text:style-name="T1">Análise:</text:span></text:span></text:p>
      <text:list text:style-name="L2">
        <text:list-item>
          <text:p text:style-name="P5">O código faz uso extensivo do componente <text:span text:style-name="Source_20_Text"><text:span text:style-name="T1">NavLink</text:span></text:span> para criar links de navegação que preservam o histórico.</text:p>
        </text:list-item>
        <text:list-item>
          <text:p text:style-name="P5">A lógica condicional baseada no estado do usuário controla quais links são exibidos na barra de navegação.</text:p>
        </text:list-item>
        <text:list-item>
          <text:p text:style-name="P5">O código utiliza classes CSS de estilos definidas no arquivo "Navbar.module.css" para estilizar a barra de navegação.</text:p>
        </text:list-item>
        <text:list-item>
          <text:p text:style-name="P6">O botão "Sair" é renderizado com a função <text:span text:style-name="Source_20_Text"><text:span text:style-name="T1">onClick</text:span></text:span> para permitir que o usuário faça logout quando autenticado.</text:p>
        </text:list-item>
      </text:list>
      <text:p text:style-name="P2">Essa análise fornece uma visão geral do código do componente de barra de navegação em React e seu papel na navegação de um site.</text:p>
      <text:p text:style-name="P2"><text:soft-page-break/><text:span text:style-name="Strong_20_Emphasis"><text:span text:style-name="T1">Relatório para as Regras de Estilo CSS do Componente de Navegação (Navbar)</text:span></text:span></text:p>
      <text:p text:style-name="P2"><text:span text:style-name="Strong_20_Emphasis"><text:span text:style-name="T1">Introdução:</text:span></text:span> O código fornecido contém regras de estilo CSS que são aplicadas ao componente de navegação (Navbar) em um site. Essas regras definem a aparência e o layout da barra de navegação, incluindo a marca, os links de navegação e a lógica para destacar o link ativo.</text:p>
      <text:p text:style-name="P2"><text:span text:style-name="Strong_20_Emphasis"><text:span text:style-name="T1">Métodos:</text:span></text:span> Este código não contém funções ou métodos, pois é um arquivo de estilos CSS que fornece instruções visuais para elementos HTML com classes específicas.</text:p>
      <text:p text:style-name="P2"><text:span text:style-name="Strong_20_Emphasis"><text:span text:style-name="T1">Resultados:</text:span></text:span> As regras de estilo definidas neste código resultam na aparência visual da barra de navegação. Os resultados incluem:</text:p>
      <text:list text:style-name="L3">
        <text:list-item>
          <text:p text:style-name="P7">O uso de flexbox (<text:span text:style-name="Source_20_Text"><text:span text:style-name="T1">display: flex</text:span></text:span>) para criar um layout flexível na barra de navegação.</text:p>
        </text:list-item>
        <text:list-item>
          <text:p text:style-name="P7">A aplicação de uma sombra suave na parte inferior da barra de navegação para dar a impressão de elevação (<text:span text:style-name="Source_20_Text"><text:span text:style-name="T1">box-shadow</text:span></text:span>).</text:p>
        </text:list-item>
        <text:list-item>
          <text:p text:style-name="P7">O alinhamento do conteúdo no centro vertical e horizontal (<text:span text:style-name="Source_20_Text"><text:span text:style-name="T1">justify-content: space-between</text:span></text:span> e <text:span text:style-name="Source_20_Text"><text:span text:style-name="T1">align-items: center</text:span></text:span>).</text:p>
        </text:list-item>
        <text:list-item>
          <text:p text:style-name="P7">A definição de espaçamento interno (padding) na barra de navegação (<text:span text:style-name="Source_20_Text"><text:span text:style-name="T1">padding: 0.5em 2em</text:span></text:span>).</text:p>
        </text:list-item>
        <text:list-item>
          <text:p text:style-name="P7">Estilo de fonte diferente para a classe <text:span text:style-name="Source_20_Text"><text:span text:style-name="T1">.brand</text:span></text:span> para destacar a marca.</text:p>
        </text:list-item>
        <text:list-item>
          <text:p text:style-name="P7">Estilo de texto mais ousado e em maiúsculas para o texto dentro do elemento <text:span text:style-name="Source_20_Text"><text:span text:style-name="T1">&lt;span&gt;</text:span></text:span> dentro da marca.</text:p>
        </text:list-item>
        <text:list-item>
          <text:p text:style-name="P7">Exibição dos links de navegação em uma linha horizontal (<text:span text:style-name="Source_20_Text"><text:span text:style-name="T1">display: flex</text:span></text:span>) e a remoção dos marcadores de lista (<text:span text:style-name="Source_20_Text"><text:span text:style-name="T1">list-style: none</text:span></text:span>).</text:p>
        </text:list-item>
        <text:list-item>
          <text:p text:style-name="P7">Espaçamento entre os itens da lista (<text:span text:style-name="Source_20_Text"><text:span text:style-name="T1">li</text:span></text:span>) na barra de navegação.</text:p>
        </text:list-item>
        <text:list-item>
          <text:p text:style-name="P7">Espaçamento interno (padding) nos links de navegação (<text:span text:style-name="Source_20_Text"><text:span text:style-name="T1">li a</text:span></text:span>).</text:p>
        </text:list-item>
        <text:list-item>
          <text:p text:style-name="P8">Estilização do link ativo com fundo preto e texto branco quando a classe <text:span text:style-name="Source_20_Text"><text:span text:style-name="T1">.active</text:span></text:span> é aplicada.</text:p>
        </text:list-item>
      </text:list>
      <text:p text:style-name="P2"><text:span text:style-name="Strong_20_Emphasis"><text:span text:style-name="T1">Conclusão:</text:span></text:span> Este conjunto de regras de estilo CSS é essencial para a aparência e o layout da barra de navegação em um site. Ele cria uma barra de navegação flexível, com destaque para a marca, links de navegação, e um estilo específico para o link ativo. A sombra adicionada dá uma sensação de profundidade à barra de navegação.</text:p>
      <text:p text:style-name="P2"><text:span text:style-name="Strong_20_Emphasis"><text:span text:style-name="T1">Análise:</text:span></text:span></text:p>
      <text:list text:style-name="L4">
        <text:list-item>
          <text:p text:style-name="P9">O uso de flexbox (<text:span text:style-name="Source_20_Text"><text:span text:style-name="T1">display: flex</text:span></text:span>) permite um layout flexível, enquanto <text:span text:style-name="Source_20_Text"><text:span text:style-name="T1">justify-content</text:span></text:span> e <text:span text:style-name="Source_20_Text"><text:span text:style-name="T1">align-items</text:span></text:span> controlam o alinhamento.</text:p>
        </text:list-item>
        <text:list-item>
          <text:p text:style-name="P9">O <text:span text:style-name="Source_20_Text"><text:span text:style-name="T1">box-shadow</text:span></text:span> é aplicado na parte inferior da barra de navegação para dar a sensação de elevação.</text:p>
        </text:list-item>
        <text:list-item>
          <text:p text:style-name="P9">O estilo da marca (<text:span text:style-name="Source_20_Text"><text:span text:style-name="T1">brand</text:span></text:span>) é definido com diferentes tamanhos de fonte e estilo de texto para destacar o texto.</text:p>
        </text:list-item>
        <text:list-item>
          <text:p text:style-name="P9">Os links são estilizados com padding e margens para garantir um espaçamento adequado.</text:p>
        </text:list-item>
        <text:list-item>
          <text:p text:style-name="P10"><text:soft-page-break/>A classe <text:span text:style-name="Source_20_Text"><text:span text:style-name="T1">.active</text:span></text:span> é usada para estilizar o link de navegação ativo, destacando-o com fundo preto e texto branco.</text:p>
        </text:list-item>
      </text:list>
      <text:p text:style-name="P2">Essa análise fornece uma visão detalhada das regras de estilo CSS que afetam a aparência da barra de navegação em um sit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06:03:39.916000000</meta:creation-date>
    <dc:date>2023-11-06T06:04:40.031000000</dc:date>
    <meta:editing-duration>PT1M</meta:editing-duration>
    <meta:editing-cycles>1</meta:editing-cycles>
    <meta:document-statistic meta:table-count="0" meta:image-count="0" meta:object-count="0" meta:page-count="3" meta:paragraph-count="38" meta:word-count="863" meta:character-count="5165" meta:non-whitespace-character-count="4364"/>
    <meta:generator>LibreOffice/7.5.2.2$Windows_X86_64 LibreOffice_project/53bb9681a964705cf672590721dbc85eb4d0c3a2</meta:generator>
  </office:meta>
</office:document-meta>
</file>